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2p" svg:font-family="'M+ 2p'" style:font-family-generic="modern" style:font-pitch="variable"/>
    <style:font-face style:name="M+ 2p heavy" svg:font-family="'M+ 2p heavy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3465a4" draw:marker-start-width="0.518cm" draw:marker-end-width="0.518cm" draw:fill-color="#ffffff" draw:textarea-horizontal-align="justify" draw:textarea-vertical-align="middle" draw:auto-grow-height="false" fo:min-height="12.438cm" fo:min-width="10.3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ed1c24" draw:marker-start-width="0.518cm" draw:marker-end-width="0.518cm" draw:fill-color="#ffffff" draw:textarea-horizontal-align="justify" draw:textarea-vertical-align="middle" draw:auto-grow-height="false" fo:min-height="4.438cm" fo:min-width="8.588cm" fo:padding-top="0.231cm" fo:padding-bottom="0.231cm" fo:padding-left="0.356cm" fo:padding-right="0.35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51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7.4cm"/>
    </style:style>
    <style:style style:name="gr8" style:family="graphic" style:parent-style-name="standard">
      <style:graphic-properties draw:stroke="none" draw:fill="none" fo:min-height="0.5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551cm" fo:min-width="5.601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51cm" fo:min-width="5.601cm" fo:wrap-option="no-wrap"/>
    </style:style>
    <style:style style:name="gr11" style:family="graphic" style:parent-style-name="standard">
      <style:graphic-properties draw:stroke="none" svg:stroke-color="#000000" draw:fill="none" draw:fill-color="#ffffff" fo:min-height="0.886cm"/>
    </style:style>
    <style:style style:name="gr12" style:family="graphic" style:parent-style-name="standard">
      <style:graphic-properties draw:stroke="none" draw:fill="none" fo:min-height="0.535cm"/>
    </style:style>
    <style:style style:name="gr13" style:family="graphic" style:parent-style-name="standard">
      <style:graphic-properties draw:stroke="none" draw:fill="none" fo:min-height="0.1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M+ 2p heavy" fo:font-size="10.5pt" style:font-name-asian="M+ 2p heavy" style:font-size-asian="10.5pt" style:font-size-complex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text-properties style:font-name="M+ 2p" fo:font-size="10.5pt" style:font-name-asian="M+ 2p" style:font-size-asian="10.5pt" style:font-size-complex="10.5pt"/>
    </style:style>
    <style:style style:name="P8" style:family="paragraph">
      <style:paragraph-properties fo:margin-left="0.2cm" fo:margin-right="0cm" fo:text-align="start" fo:text-indent="0cm"/>
    </style:style>
    <style:style style:name="P9" style:family="paragraph">
      <loext:graphic-properties draw:fill-color="#ffffff"/>
      <style:paragraph-properties fo:margin-left="0.2cm" fo:margin-right="0cm" fo:text-align="start" fo:text-indent="0cm"/>
      <style:text-properties style:font-name="M+ 2p" fo:font-size="14pt" style:font-name-asian="M+ 2p" style:font-size-asian="14pt" style:font-size-complex="14pt"/>
    </style:style>
    <style:style style:name="P10" style:family="paragraph">
      <loext:graphic-properties draw:fill="none" draw:fill-color="#ffffff"/>
      <style:text-properties style:font-name="M+ 2p heavy" style:font-name-asian="M+ 2p heavy"/>
    </style:style>
    <style:style style:name="T1" style:family="text">
      <style:text-properties style:font-name="M+ 2p heavy" fo:font-size="10.5pt" style:font-name-asian="M+ 2p heavy" style:font-size-asian="10.5pt" style:font-size-complex="10.5pt"/>
    </style:style>
    <style:style style:name="T2" style:family="text">
      <style:text-properties style:font-name="M+ 2p" fo:font-size="10.5pt" style:font-name-asian="M+ 2p" style:font-size-asian="10.5pt" style:font-size-complex="10.5pt"/>
    </style:style>
    <style:style style:name="T3" style:family="text">
      <style:text-properties style:font-name="M+ 2p heavy" style:font-name-asian="M+ 2p heav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1cm" svg:height="12.9cm" svg:x="2.1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cm" svg:height="4.9cm" svg:x="3.7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2cm" svg:x="3.9cm" svg:y="2.1cm">
          <text:p text:style-name="P2"><text:span text:style-name="T1">AI</text:span></text:p>
          <text:p text:style-name="P2"><text:span text:style-name="T1">（</text:span><text:span text:style-name="T1">Client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cm" svg:height="1.2cm" svg:x="10.7cm" svg:y="2.1cm">
          <text:p text:style-name="P2"><text:span text:style-name="T1">Interface</text:span></text:p>
          <text:p text:style-name="P2"><text:span text:style-name="T1">（</text:span><text:span text:style-name="T1">Server</text:span><text:span text:style-name="T1">）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2cm" svg:y1="3.3cm" svg:x2="5.2cm" svg:y2="22cm">
          <text:p/>
        </draw:line>
        <draw:line draw:style-name="gr5" draw:text-style-name="P4" draw:layer="layout" svg:x1="12.2cm" svg:y1="3.3cm" svg:x2="12.2cm" svg:y2="21.8cm">
          <text:p/>
        </draw:line>
        <draw:line draw:style-name="gr5" draw:text-style-name="P5" draw:layer="layout" svg:x1="5.4cm" svg:y1="4.632cm" svg:x2="12cm" svg:y2="4.632cm">
          <text:p/>
        </draw:line>
        <draw:frame draw:style-name="gr6" draw:text-style-name="P6" draw:layer="layout" svg:width="3.7cm" svg:height="0.768cm" svg:x="7.5cm" svg:y="3.9cm">
          <draw:text-box>
            <text:p><text:span text:style-name="T1">Connect</text:span></text:p>
          </draw:text-box>
        </draw:frame>
        <draw:frame draw:style-name="gr6" draw:text-style-name="P7" draw:layer="layout" svg:width="3.5cm" svg:height="0.768cm" svg:x="7cm" svg:y="8.5cm">
          <draw:text-box>
            <text:p><text:span text:style-name="T2">ゲームの初期状態</text:span></text:p>
          </draw:text-box>
        </draw:frame>
        <draw:line draw:style-name="gr5" draw:text-style-name="P5" draw:layer="layout" svg:x1="11.8cm" svg:y1="6cm" svg:x2="5.4cm" svg:y2="6cm">
          <text:p/>
        </draw:line>
        <draw:frame draw:style-name="gr6" draw:text-style-name="P6" draw:layer="layout" svg:width="2.2cm" svg:height="0.768cm" svg:x="7.5cm" svg:y="5.332cm">
          <draw:text-box>
            <text:p><text:span text:style-name="T1">Connect</text:span></text:p>
          </draw:text-box>
        </draw:frame>
        <draw:custom-shape draw:style-name="gr7" draw:text-style-name="P3" draw:layer="layout" svg:width="7.9cm" svg:height="0.8cm" svg:x="4.8cm" svg:y="6.5cm">
          <text:p text:style-name="P2"><text:span text:style-name="T1">接続完了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4cm" svg:height="0.8cm" svg:x="7.5cm" svg:y="7.7cm">
          <draw:text-box>
            <text:p><text:span text:style-name="T1">GameInit</text:span></text:p>
          </draw:text-box>
        </draw:frame>
        <draw:frame draw:style-name="gr6" draw:text-style-name="P7" draw:layer="layout" svg:width="3.8cm" svg:height="0.768cm" svg:x="7.3cm" svg:y="4.532cm">
          <draw:text-box>
            <text:p><text:span text:style-name="T2">プロセス</text:span><text:span text:style-name="T2">ID</text:span></text:p>
          </draw:text-box>
        </draw:frame>
        <draw:line draw:style-name="gr5" draw:text-style-name="P5" draw:layer="layout" svg:x1="11.8cm" svg:y1="8.4cm" svg:x2="5.4cm" svg:y2="8.4cm">
          <text:p/>
        </draw:line>
        <draw:custom-shape draw:style-name="gr9" draw:text-style-name="P9" draw:layer="layout" svg:width="6.1cm" svg:height="2.8cm" svg:x="13.4cm" svg:y="5.9cm">
          <text:p text:style-name="P8"><text:span text:style-name="T2">フィールドサイズ</text:span></text:p>
          <text:p text:style-name="P8"><text:span text:style-name="T2">フィールドの得点</text:span></text:p>
          <text:p text:style-name="P8"><text:span text:style-name="T2">エージェントの場所</text:span></text:p>
          <text:p text:style-name="P8"><text:span text:style-name="T2">ターン数</text:span></text:p>
          <draw:enhanced-geometry svg:viewBox="0 0 21600 21600" draw:glue-points="10800 0 0 10800 10800 21600 21600 10800 ?f40 ?f41" draw:text-areas="0 0 21600 21600" draw:type="rectangular-callout" draw:modifiers="-10051.2047205376 22178.36486968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3.5cm" svg:height="0.8cm" svg:x="7.5cm" svg:y="10.2cm">
          <draw:text-box>
            <text:p><text:span text:style-name="T2">ターン情報</text:span></text:p>
          </draw:text-box>
        </draw:frame>
        <draw:frame draw:style-name="gr8" draw:text-style-name="P6" draw:layer="layout" svg:width="2.4cm" svg:height="0.8cm" svg:x="7.4cm" svg:y="9.4cm">
          <draw:text-box>
            <text:p><text:span text:style-name="T1">TurnStart</text:span></text:p>
          </draw:text-box>
        </draw:frame>
        <draw:line draw:style-name="gr5" draw:text-style-name="P5" draw:layer="layout" svg:x1="11.8cm" svg:y1="10.1cm" svg:x2="5.4cm" svg:y2="10.1cm">
          <text:p/>
        </draw:line>
        <draw:custom-shape draw:style-name="gr10" draw:text-style-name="P9" draw:layer="layout" svg:width="6.1cm" svg:height="2.5cm" svg:x="13.4cm" svg:y="9cm">
          <text:p text:style-name="P8"><text:span text:style-name="T2">何ターン目？</text:span></text:p>
          <text:p text:style-name="P8"><text:span text:style-name="T2">待ち時間</text:span></text:p>
          <text:p text:style-name="P8"><text:span text:style-name="T2">エージェントの場所</text:span></text:p>
          <text:p text:style-name="P8"><text:span text:style-name="T2">フィールドの塗られた情報</text:span></text:p>
          <draw:enhanced-geometry svg:viewBox="0 0 21600 21600" draw:glue-points="10800 0 0 10800 10800 21600 21600 10800 ?f40 ?f41" draw:text-areas="0 0 21600 21600" draw:type="rectangular-callout" draw:modifiers="-10047.664317325 13481.64734106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5" draw:layer="layout" svg:x1="5.5cm" svg:y1="11.732cm" svg:x2="12.1cm" svg:y2="11.732cm">
          <text:p/>
        </draw:line>
        <draw:frame draw:style-name="gr6" draw:text-style-name="P6" draw:layer="layout" svg:width="3.7cm" svg:height="0.768cm" svg:x="7.6cm" svg:y="11cm">
          <draw:text-box>
            <text:p><text:span text:style-name="T1">Decided</text:span></text:p>
          </draw:text-box>
        </draw:frame>
        <draw:frame draw:style-name="gr6" draw:text-style-name="P7" draw:layer="layout" svg:width="3.8cm" svg:height="0.768cm" svg:x="7.4cm" svg:y="11.632cm">
          <draw:text-box>
            <text:p><text:span text:style-name="T2">AI</text:span><text:span text:style-name="T2">が考えた手</text:span></text:p>
          </draw:text-box>
        </draw:frame>
        <draw:frame draw:style-name="gr6" draw:text-style-name="P7" draw:layer="layout" svg:width="5.2cm" svg:height="0.768cm" svg:x="6.6cm" svg:y="13.3cm">
          <draw:text-box>
            <text:p><text:span text:style-name="T2">ターンが終了したこと</text:span></text:p>
          </draw:text-box>
        </draw:frame>
        <draw:frame draw:style-name="gr8" draw:text-style-name="P6" draw:layer="layout" svg:width="2.4cm" svg:height="0.8cm" svg:x="7.6cm" svg:y="12.5cm">
          <draw:text-box>
            <text:p><text:span text:style-name="T1">TurnEnd</text:span></text:p>
          </draw:text-box>
        </draw:frame>
        <draw:line draw:style-name="gr5" draw:text-style-name="P5" draw:layer="layout" svg:x1="12cm" svg:y1="13.2cm" svg:x2="5.6cm" svg:y2="13.2cm">
          <text:p/>
        </draw:line>
        <draw:frame draw:style-name="gr11" draw:text-style-name="P10" draw:layer="layout" svg:width="3.1cm" svg:height="1.136cm" draw:transform="rotate (-1.5707963267949) translate (5.036cm 10.4cm)">
          <draw:text-box>
            <text:p><text:span text:style-name="T3">1</text:span><text:span text:style-name="T3">ターン</text:span></text:p>
          </draw:text-box>
        </draw:frame>
        <draw:frame draw:style-name="gr11" draw:text-style-name="P10" draw:layer="layout" svg:width="3.1cm" svg:height="1.136cm" draw:transform="rotate (-1.5707963267949) translate (3.5cm 13.5cm)">
          <draw:text-box>
            <text:p><text:span text:style-name="T3">1</text:span><text:span text:style-name="T3">ゲーム</text:span></text:p>
          </draw:text-box>
        </draw:frame>
        <draw:frame draw:style-name="gr6" draw:text-style-name="P7" draw:layer="layout" svg:width="5.2cm" svg:height="0.768cm" svg:x="6.6cm" svg:y="19.1cm">
          <draw:text-box>
            <text:p><text:span text:style-name="T2">ゲームが終了したこと</text:span></text:p>
          </draw:text-box>
        </draw:frame>
        <draw:frame draw:style-name="gr8" draw:text-style-name="P6" draw:layer="layout" svg:width="2.4cm" svg:height="0.8cm" svg:x="7.6cm" svg:y="18.3cm">
          <draw:text-box>
            <text:p><text:span text:style-name="T1">GameEnd</text:span></text:p>
          </draw:text-box>
        </draw:frame>
        <draw:line draw:style-name="gr5" draw:text-style-name="P5" draw:layer="layout" svg:x1="12cm" svg:y1="19cm" svg:x2="5.6cm" svg:y2="19cm">
          <text:p/>
        </draw:line>
        <draw:frame draw:style-name="gr6" draw:text-style-name="P7" draw:layer="layout" svg:width="3.7cm" svg:height="0.768cm" svg:x="7.1cm" svg:y="17.332cm">
          <draw:text-box>
            <text:p><text:span text:style-name="T2">ユーザによる修正</text:span></text:p>
          </draw:text-box>
        </draw:frame>
        <draw:frame draw:style-name="gr12" draw:text-style-name="P6" draw:layer="layout" svg:width="3.2cm" svg:height="0.785cm" svg:x="7.2cm" svg:y="16.515cm">
          <draw:text-box>
            <text:p><text:span text:style-name="T1">RebaseByUser</text:span></text:p>
          </draw:text-box>
        </draw:frame>
        <draw:line draw:style-name="gr5" draw:text-style-name="P5" draw:layer="layout" svg:x1="12cm" svg:y1="17.232cm" svg:x2="5.6cm" svg:y2="17.232cm">
          <text:p/>
        </draw:line>
        <draw:frame draw:style-name="gr6" draw:text-style-name="P7" draw:layer="layout" svg:width="4.8cm" svg:height="0.768cm" svg:x="7.1cm" svg:y="15.4cm">
          <draw:text-box>
            <text:p><text:span text:style-name="T2">ゲームの一時停止</text:span></text:p>
          </draw:text-box>
        </draw:frame>
        <draw:frame draw:style-name="gr8" draw:text-style-name="P6" draw:layer="layout" svg:width="2.4cm" svg:height="0.8cm" svg:x="7.7cm" svg:y="14.6cm">
          <draw:text-box>
            <text:p><text:span text:style-name="T1">Pause</text:span></text:p>
          </draw:text-box>
        </draw:frame>
        <draw:line draw:style-name="gr5" draw:text-style-name="P5" draw:layer="layout" svg:x1="12.1cm" svg:y1="15.3cm" svg:x2="5.7cm" svg:y2="15.3cm">
          <text:p/>
        </draw:line>
        <draw:frame draw:style-name="gr6" draw:text-style-name="P7" draw:layer="layout" svg:width="1.6cm" svg:height="0.768cm" svg:x="7.9cm" svg:y="21.332cm">
          <draw:text-box>
            <text:p><text:span text:style-name="T2">切断</text:span></text:p>
          </draw:text-box>
        </draw:frame>
        <draw:frame draw:style-name="gr8" draw:text-style-name="P6" draw:layer="layout" svg:width="2.4cm" svg:height="0.8cm" svg:x="7.5cm" svg:y="20.532cm">
          <draw:text-box>
            <text:p><text:span text:style-name="T1">Interrupt</text:span></text:p>
          </draw:text-box>
        </draw:frame>
        <draw:line draw:style-name="gr5" draw:text-style-name="P5" draw:layer="layout" svg:x1="11.9cm" svg:y1="21.232cm" svg:x2="5.5cm" svg:y2="21.232cm">
          <text:p/>
        </draw:line>
        <draw:frame draw:style-name="gr6" draw:text-style-name="P7" draw:layer="layout" svg:width="3.2cm" svg:height="0.768cm" svg:x="7.1cm" svg:y="23.632cm">
          <draw:text-box>
            <text:p><text:span text:style-name="T2">AI</text:span><text:span text:style-name="T2">のエラー終了</text:span></text:p>
          </draw:text-box>
        </draw:frame>
        <draw:frame draw:style-name="gr8" draw:text-style-name="P6" draw:layer="layout" svg:width="2.4cm" svg:height="0.8cm" svg:x="7.5cm" svg:y="22.832cm">
          <draw:text-box>
            <text:p><text:span text:style-name="T1">Interrupt</text:span></text:p>
          </draw:text-box>
        </draw:frame>
        <draw:line draw:style-name="gr5" draw:text-style-name="P5" draw:layer="layout" svg:x1="5.6cm" svg:y1="23.5cm" svg:x2="11.9cm" svg:y2="23.6cm">
          <text:p/>
        </draw:line>
        <draw:frame draw:style-name="gr13" draw:text-style-name="P7" draw:layer="layout" svg:width="3.3cm" svg:height="0.768cm" svg:x="7.1cm" svg:y="25.6cm">
          <draw:text-box>
            <text:p><text:span text:style-name="T2">途中からの再開</text:span></text:p>
          </draw:text-box>
        </draw:frame>
        <draw:frame draw:style-name="gr8" draw:text-style-name="P6" draw:layer="layout" svg:width="2.4cm" svg:height="0.8cm" svg:x="7.6cm" svg:y="24.8cm">
          <draw:text-box>
            <text:p><text:span text:style-name="T1">Resume</text:span></text:p>
          </draw:text-box>
        </draw:frame>
        <draw:line draw:style-name="gr5" draw:text-style-name="P5" draw:layer="layout" svg:x1="12cm" svg:y1="25.5cm" svg:x2="5.6cm" svg:y2="2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+ 2p" svg:font-family="'M+ 2p'" style:font-family-generic="modern" style:font-pitch="variable"/>
    <style:font-face style:name="M+ 2p heavy" svg:font-family="'M+ 2p heavy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1:08:28.391000000</meta:creation-date>
    <dc:date>2018-08-11T13:37:33.813000000</dc:date>
    <meta:editing-duration>PT3M26S</meta:editing-duration>
    <meta:editing-cycles>2</meta:editing-cycles>
    <meta:generator>LibreOffice/6.0.3.2$Windows_X86_64 LibreOffice_project/8f48d515416608e3a835360314dac7e47fd0b821</meta:generator>
    <meta:document-statistic meta:object-count="46"/>
  </office:meta>
</office:document-meta>
</file>